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f6e79"/>
    </style:style>
    <style:style style:name="P3" style:family="paragraph" style:parent-style-name="Text_20_body" style:list-style-name="L2"/>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XLNet can be used in generative AI tasks, such as text generation, by fine-tuning it on specific datasets or tasks. Here's how XLNet can be utilized in generative AI:</text:p>
      <text:list xml:id="list2431362584" text:style-name="L1">
        <text:list-item>
          <text:p text:style-name="P1"><text:span text:style-name="Strong_20_Emphasis">Fine-Tuning for Text Generation</text:span>: XLNet, pre-trained on large-scale text corpora using techniques like unsupervised learning, can be fine-tuned on specific text generation tasks. For example, you can fine-tune XLNet on a dataset of movie scripts to generate dialogues, or on a dataset of news articles to generate news headlines.</text:p>
        </text:list-item>
        <text:list-item>
          <text:p text:style-name="P1"><text:span text:style-name="Strong_20_Emphasis">Conditional Text Generation</text:span>: XLNet can be conditioned on a given prompt or context to generate text that follows that context. For instance, you can provide a starting sentence or phrase, and XLNet will generate the subsequent text based on the given context. This allows for more controlled and specific text generation.</text:p>
        </text:list-item>
        <text:list-item>
          <text:p text:style-name="P1"><text:span text:style-name="Strong_20_Emphasis">Dialogue Generation</text:span>: XLNet can be fine-tuned on conversational datasets to generate realistic responses in a dialogue setting. By conditioning the model on the previous utterances in a conversation, XLNet can generate coherent and contextually relevant responses.</text:p>
        </text:list-item>
        <text:list-item>
          <text:p text:style-name="P1"><text:span text:style-name="Strong_20_Emphasis">Language Translation</text:span>: XLNet can be adapted for language translation tasks by fine-tuning it on parallel corpora of sentences in different languages. By conditioning the model on the source language sentence, it can generate the corresponding translation in the target language.</text:p>
        </text:list-item>
        <text:list-item>
          <text:p text:style-name="P1"><text:span text:style-name="Strong_20_Emphasis">Text Summarization</text:span>: XLNet can be fine-tuned for text summarization tasks where the goal is to generate a concise summary of a longer text. By conditioning the model on the input document, it can generate a summary that captures the most important information from the original text.</text:p>
        </text:list-item>
        <text:list-item>
          <text:p text:style-name="P1"><text:span text:style-name="Strong_20_Emphasis">Creative Writing and Story Generation</text:span>: XLNet can be used to generate creative content such as stories, poems, or articles. By providing prompts or initial seed text, XLNet can generate imaginative and coherent narratives.</text:p>
        </text:list-item>
        <text:list-item>
          <text:p text:style-name="P2"><text:span text:style-name="Strong_20_Emphasis">Content Generation for Chatbots and Virtual Assistants</text:span>: XLNet can be utilized to generXLNet can be used in generative AI tasks, such as text generation, by fine-tuning it on specific datasets or tasks. Here's how XLNet can be utilized in generative AI:</text:p>
        </text:list-item>
      </text:list>
      <text:list xml:id="list2374554080" text:style-name="L2">
        <text:list-item>
          <text:p text:style-name="P3"><text:span text:style-name="Strong_20_Emphasis">Fine-Tuning for Text Generation</text:span>: XLNet, pre-trained on large-scale text corpora using techniques like unsupervised learning, can be fine-tuned on specific text generation tasks. For example, you can fine-tune XLNet on a dataset of movie scripts to generate dialogues, or on a dataset of news articles to generate news headlines.</text:p>
        </text:list-item>
        <text:list-item>
          <text:p text:style-name="P3"><text:span text:style-name="Strong_20_Emphasis">Conditional Text Generation</text:span>: XLNet can be conditioned on a given prompt or context to generate text that follows that context. For instance, you can provide a starting sentence or phrase, and XLNet will generate the subsequent text based on the given context. This allows for more controlled and specific text generation.</text:p>
        </text:list-item>
        <text:list-item>
          <text:p text:style-name="P3"><text:span text:style-name="Strong_20_Emphasis">Dialogue Generation</text:span>: XLNet can be fine-tuned on conversational datasets to generate realistic responses in a dialogue setting. By conditioning the model on the previous utterances in a conversation, XLNet can generate coherent and contextually relevant responses.</text:p>
        </text:list-item>
        <text:list-item>
          <text:p text:style-name="P3"><text:soft-page-break/><text:span text:style-name="Strong_20_Emphasis">Language Translation</text:span>: XLNet can be adapted for language translation tasks by fine-tuning it on parallel corpora of sentences in different languages. By conditioning the model on the source language sentence, it can generate the corresponding translation in the target language.</text:p>
        </text:list-item>
        <text:list-item>
          <text:p text:style-name="P3"><text:span text:style-name="Strong_20_Emphasis">Text Summarization</text:span>: XLNet can be fine-tuned for text summarization tasks where the goal is to generate a concise summary of a longer text. By conditioning the model on the input document, it can generate a summary that captures the most important information from the original text.</text:p>
        </text:list-item>
        <text:list-item>
          <text:p text:style-name="P3"><text:span text:style-name="Strong_20_Emphasis">Creative Writing and Story Generation</text:span>: XLNet can be used to generate creative content such as stories, poems, or articles. By providing prompts or initial seed text, XLNet can generate imaginative and coherent narratives.</text:p>
        </text:list-item>
        <text:list-item>
          <text:p text:style-name="P3"><text:span text:style-name="Strong_20_Emphasis">Content Generation for Chatbots and Virtual Assistants</text:span>: XLNet can be utilized to generate responses for chatbots and virtual assistants. By conditioning the model on the user's input query or message, it can generate relevant and contextually appropriate responses.</text:p>
        </text:list-item>
      </text:list>
      <text:p text:style-name="Text_20_body">In each of these applications, XLNet leverages its pre-trained knowledge of language representations and fine-tuning techniques to generate text that is coherent, contextually relevant, and often indistinguishable from human-generated text.</text:p>
      <text:list xml:id="list164945773360362" text:continue-list="list2431362584" text:style-name="L1">
        <text:list-item>
          <text:p text:style-name="P2">ate responses for chatbots and virtual assistants. By conditioning the model on the user's input query or message, it can generate relevant and contextually appropriate responses.</text:p>
        </text:list-item>
      </text:list>
      <text:p text:style-name="Text_20_body">In each of these applications, XLNet leverages its pre-trained knowledge of language representations and fine-tuning techniques to generate text that is coherent, contextually relevant, and often indistinguishable from human-generated 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39:57.485612039</meta:creation-date>
    <dc:date>2024-02-26T16:49:44.071082288</dc:date>
    <meta:editing-duration>PT9M46S</meta:editing-duration>
    <meta:editing-cycles>2</meta:editing-cycles>
    <meta:generator>LibreOffice/7.0.4.2$Linux_X86_64 LibreOffice_project/00$Build-2</meta:generator>
    <meta:document-statistic meta:table-count="0" meta:image-count="0" meta:object-count="0" meta:page-count="2" meta:paragraph-count="18" meta:word-count="719" meta:character-count="4756" meta:non-whitespace-character-count="4070"/>
  </office:meta>
</office:document-meta>
</file>